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p_x</text:p>
          </table:table-cell>
          <table:table-cell office:value-type="string" calcext:value-type="string">
            <text:p>map_y</text:p>
          </table:table-cell>
          <table:table-cell office:value-type="string" calcext:value-type="string">
            <text:p>map_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emp1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-[.C2]" office:value-type="float" office:value="-0" calcext:value-type="float">
            <text:p>0</text:p>
          </table:table-cell>
          <table:table-cell table:formula="of:=SQRT([.E2]*[.E2]+[.F2]*[.F2]+[.G2]*[.G2])" office:value-type="float" office:value="1.4142135623731" calcext:value-type="float">
            <text:p>1.4142135624</text:p>
          </table:table-cell>
          <table:table-cell table:formula="of:=IF([.E2]&lt;0;IF([.F2]&lt;0;ATAN([.F2]/IF([.E2]&lt;&gt;0;[.E2];0.0000000000001))-PI();ATAN([.F2]/IF([.E2]&lt;&gt;0;[.E2];0.0000000000001))+PI());ATAN([.F2]/IF([.E2]&lt;&gt;0;[.E2];0.0000000000001)))" office:value-type="float" office:value="0.785398163397448" calcext:value-type="float">
            <text:p>0.7853981634</text:p>
          </table:table-cell>
          <table:table-cell table:formula="of:=ACOS([.G2]/IF([.H2]&lt;&gt;0;[.H2];1E-018))" office:value-type="float" office:value="1.5707963267949" calcext:value-type="float">
            <text:p>1.5707963268</text:p>
          </table:table-cell>
          <table:table-cell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B3]" office:value-type="float" office:value="1" calcext:value-type="float">
            <text:p>1</text:p>
          </table:table-cell>
          <table:table-cell table:formula="of:=[.D3]" office:value-type="float" office:value="-1" calcext:value-type="float">
            <text:p>-1</text:p>
          </table:table-cell>
          <table:table-cell table:formula="of:=-[.C3]" office:value-type="float" office:value="1" calcext:value-type="float">
            <text:p>1</text:p>
          </table:table-cell>
          <table:table-cell table:formula="of:=SQRT([.E3]*[.E3]+[.F3]*[.F3]+[.G3]*[.G3])" office:value-type="float" office:value="1.73205080756888" calcext:value-type="float">
            <text:p>1.7320508076</text:p>
          </table:table-cell>
          <table:table-cell table:formula="of:=IF([.E3]&lt;0;IF([.F3]&lt;0;ATAN([.F3]/IF([.E3]&lt;&gt;0;[.E3];0.0000000000001))-PI();ATAN([.F3]/IF([.E3]&lt;&gt;0;[.E3];0.0000000000001))+PI());ATAN([.F3]/IF([.E3]&lt;&gt;0;[.E3];0.0000000000001)))" office:value-type="float" office:value="-0.785398163397448" calcext:value-type="float">
            <text:p>-0.7853981634</text:p>
          </table:table-cell>
          <table:table-cell table:formula="of:=ACOS([.G3]/IF([.H3]&lt;&gt;0;[.H3];1E-018))" office:value-type="float" office:value="0.955316618124509" calcext:value-type="float">
            <text:p>0.9553166181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4]" office:value-type="float" office:value="0" calcext:value-type="float">
            <text:p>0</text:p>
          </table:table-cell>
          <table:table-cell table:formula="of:=[.D4]" office:value-type="float" office:value="1" calcext:value-type="float">
            <text:p>1</text:p>
          </table:table-cell>
          <table:table-cell table:formula="of:=-[.C4]" office:value-type="float" office:value="1" calcext:value-type="float">
            <text:p>1</text:p>
          </table:table-cell>
          <table:table-cell table:formula="of:=SQRT([.E4]*[.E4]+[.F4]*[.F4]+[.G4]*[.G4])" office:value-type="float" office:value="1.4142135623731" calcext:value-type="float">
            <text:p>1.4142135624</text:p>
          </table:table-cell>
          <table:table-cell table:formula="of:=IF([.E4]&lt;0;IF([.F4]&lt;0;ATAN([.F4]/IF([.E4]&lt;&gt;0;[.E4];0.0000000000001))-PI();ATAN([.F4]/IF([.E4]&lt;&gt;0;[.E4];0.0000000000001))+PI());ATAN([.F4]/IF([.E4]&lt;&gt;0;[.E4];0.0000000000001)))" office:value-type="float" office:value="1.5707963267948" calcext:value-type="float">
            <text:p>1.5707963268</text:p>
          </table:table-cell>
          <table:table-cell table:formula="of:=ACOS([.G4]/IF([.H4]&lt;&gt;0;[.H4];1E-018))" office:value-type="float" office:value="0.785398163397448" calcext:value-type="float">
            <text:p>0.7853981634</text:p>
          </table:table-cell>
          <table:table-cell/>
        </table:table-row>
        <table:table-row table:style-name="ro1">
          <table:table-cell office:value-type="string" calcext:value-type="string">
            <text:p>focal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5]" office:value-type="float" office:value="0" calcext:value-type="float">
            <text:p>0</text:p>
          </table:table-cell>
          <table:table-cell table:formula="of:=[.D5]" office:value-type="float" office:value="0" calcext:value-type="float">
            <text:p>0</text:p>
          </table:table-cell>
          <table:table-cell table:formula="of:=-[.C5]" office:value-type="float" office:value="-0" calcext:value-type="float">
            <text:p>0</text:p>
          </table:table-cell>
          <table:table-cell table:formula="of:=SQRT([.E5]*[.E5]+[.F5]*[.F5]+[.G5]*[.G5])" office:value-type="float" office:value="0" calcext:value-type="float">
            <text:p>0</text:p>
          </table:table-cell>
          <table:table-cell table:formula="of:=IF([.E5]&lt;0;IF([.F5]&lt;0;ATAN([.F5]/IF([.E5]&lt;&gt;0;[.E5];0.0000000000001))-PI();ATAN([.F5]/IF([.E5]&lt;&gt;0;[.E5];0.0000000000001))+PI());ATAN([.F5]/IF([.E5]&lt;&gt;0;[.E5];0.0000000000001)))" office:value-type="float" office:value="0" calcext:value-type="float">
            <text:p>0</text:p>
          </table:table-cell>
          <table:table-cell table:formula="of:=ACOS([.G5]/IF([.H5]&lt;&gt;0;[.H5];1E-018))" office:value-type="float" office:value="1.5707963267949" calcext:value-type="float">
            <text:p>1.5707963268</text:p>
          </table:table-cell>
          <table:table-cell/>
        </table:table-row>
        <table:table-row table:style-name="ro1">
          <table:table-cell office:value-type="string" calcext:value-type="string">
            <text:p>view_dir</text:p>
          </table:table-cell>
          <table:table-cell table:formula="of:=[.B5]-[.B3]" office:value-type="float" office:value="-1" calcext:value-type="float">
            <text:p>-1</text:p>
          </table:table-cell>
          <table:table-cell table:formula="of:=[.C5]-[.C3]" office:value-type="float" office:value="1" calcext:value-type="float">
            <text:p>1</text:p>
          </table:table-cell>
          <table:table-cell table:formula="of:=[.D5]-[.D3]" office:value-type="float" office:value="1" calcext:value-type="float">
            <text:p>1</text:p>
          </table:table-cell>
          <table:table-cell table:formula="of:=[.B6]" office:value-type="float" office:value="-1" calcext:value-type="float">
            <text:p>-1</text:p>
          </table:table-cell>
          <table:table-cell table:formula="of:=[.D6]" office:value-type="float" office:value="1" calcext:value-type="float">
            <text:p>1</text:p>
          </table:table-cell>
          <table:table-cell table:formula="of:=-[.C6]" office:value-type="float" office:value="-1" calcext:value-type="float">
            <text:p>-1</text:p>
          </table:table-cell>
          <table:table-cell table:formula="of:=SQRT([.E6]*[.E6]+[.F6]*[.F6]+[.G6]*[.G6])" office:value-type="float" office:value="1.73205080756888" calcext:value-type="float">
            <text:p>1.7320508076</text:p>
          </table:table-cell>
          <table:table-cell table:formula="of:=IF([.E6]&lt;0;IF([.F6]&lt;0;ATAN([.F6]/IF([.E6]&lt;&gt;0;[.E6];0.0000000000001))-PI();ATAN([.F6]/IF([.E6]&lt;&gt;0;[.E6];0.0000000000001))+PI());ATAN([.F6]/IF([.E6]&lt;&gt;0;[.E6];0.0000000000001)))" office:value-type="float" office:value="2.35619449019234" calcext:value-type="float">
            <text:p>2.3561944902</text:p>
          </table:table-cell>
          <table:table-cell table:formula="of:=ACOS([.G6]/IF([.H6]&lt;&gt;0;[.H6];1E-018))" office:value-type="float" office:value="2.18627603546528" calcext:value-type="float">
            <text:p>2.1862760355</text:p>
          </table:table-cell>
          <table:table-cell table:formula="of:=[.I6]-(PI()/2)" office:value-type="float" office:value="0.785398163397448" calcext:value-type="float">
            <text:p>0.7853981634</text:p>
          </table:table-cell>
        </table:table-row>
        <table:table-row table:style-name="ro1">
          <table:table-cell office:value-type="string" calcext:value-type="string">
            <text:p>pos_point</text:p>
          </table:table-cell>
          <table:table-cell table:formula="of:=[.B2]-[.B3]" office:value-type="float" office:value="0" calcext:value-type="float">
            <text:p>0</text:p>
          </table:table-cell>
          <table:table-cell table:formula="of:=[.C2]-[.C3]" office:value-type="float" office:value="1" calcext:value-type="float">
            <text:p>1</text:p>
          </table:table-cell>
          <table:table-cell table:formula="of:=[.D2]-[.D3]" office:value-type="float" office:value="2" calcext:value-type="float">
            <text:p>2</text:p>
          </table:table-cell>
          <table:table-cell table:formula="of:=[.B7]" office:value-type="float" office:value="0" calcext:value-type="float">
            <text:p>0</text:p>
          </table:table-cell>
          <table:table-cell table:formula="of:=[.D7]" office:value-type="float" office:value="2" calcext:value-type="float">
            <text:p>2</text:p>
          </table:table-cell>
          <table:table-cell table:formula="of:=-[.C7]" office:value-type="float" office:value="-1" calcext:value-type="float">
            <text:p>-1</text:p>
          </table:table-cell>
          <table:table-cell table:formula="of:=SQRT([.E7]*[.E7]+[.F7]*[.F7]+[.G7]*[.G7])" office:value-type="float" office:value="2.23606797749979" calcext:value-type="float">
            <text:p>2.2360679775</text:p>
          </table:table-cell>
          <table:table-cell table:formula="of:=IF([.E7]&lt;0;IF([.F7]&lt;0;ATAN([.F7]/IF([.E7]&lt;&gt;0;[.E7];0.0000000000001))-PI();ATAN([.F7]/IF([.E7]&lt;&gt;0;[.E7];0.0000000000001))+PI());ATAN([.F7]/IF([.E7]&lt;&gt;0;[.E7];0.0000000000001)))" office:value-type="float" office:value="1.57079632679485" calcext:value-type="float">
            <text:p>1.5707963268</text:p>
          </table:table-cell>
          <table:table-cell table:formula="of:=ACOS([.G7]/IF([.H7]&lt;&gt;0;[.H7];1E-018))" office:value-type="float" office:value="2.0344439357957" calcext:value-type="float">
            <text:p>2.0344439358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table:formula="of:=[.B4]" office:value-type="float" office:value="0" calcext:value-type="float">
            <text:p>0</text:p>
          </table:table-cell>
          <table:table-cell table:formula="of:=[.C4]" office:value-type="float" office:value="-1" calcext:value-type="float">
            <text:p>-1</text:p>
          </table:table-cell>
          <table:table-cell table:formula="of:=[.D4]" office:value-type="float" office:value="1" calcext:value-type="float">
            <text:p>1</text:p>
          </table:table-cell>
          <table:table-cell table:formula="of:=[.B8]" office:value-type="float" office:value="0" calcext:value-type="float">
            <text:p>0</text:p>
          </table:table-cell>
          <table:table-cell table:formula="of:=[.D8]" office:value-type="float" office:value="1" calcext:value-type="float">
            <text:p>1</text:p>
          </table:table-cell>
          <table:table-cell table:formula="of:=-[.C8]" office:value-type="float" office:value="1" calcext:value-type="float">
            <text:p>1</text:p>
          </table:table-cell>
          <table:table-cell table:formula="of:=SQRT([.E8]*[.E8]+[.F8]*[.F8]+[.G8]*[.G8])" office:value-type="float" office:value="1.4142135623731" calcext:value-type="float">
            <text:p>1.4142135624</text:p>
          </table:table-cell>
          <table:table-cell table:formula="of:=IF([.E8]&lt;0;IF([.F8]&lt;0;ATAN([.F8]/IF([.E8]&lt;&gt;0;[.E8];0.0000000000001))-PI();ATAN([.F8]/IF([.E8]&lt;&gt;0;[.E8];0.0000000000001))+PI());ATAN([.F8]/IF([.E8]&lt;&gt;0;[.E8];0.0000000000001)))" office:value-type="float" office:value="1.5707963267948" calcext:value-type="float">
            <text:p>1.5707963268</text:p>
          </table:table-cell>
          <table:table-cell table:formula="of:=ACOS([.G8]/IF([.H8]&lt;&gt;0;[.H8];1E-018))" office:value-type="float" office:value="0.785398163397448" calcext:value-type="float">
            <text:p>0.7853981634</text:p>
          </table:table-cell>
          <table:table-cell/>
        </table:table-row>
        <table:table-row table:style-name="ro1">
          <table:table-cell office:value-type="string" calcext:value-type="string">
            <text:p>view_dir</text:p>
          </table:table-cell>
          <table:table-cell table:formula="of:=[.B6]*COS(-[.$K$6])+[.D6]*(-SIN(-[.$K$6]))" office:value-type="float" office:value="0" calcext:value-type="float">
            <text:p>0</text:p>
          </table:table-cell>
          <table:table-cell table:formula="of:=[.C6]" office:value-type="float" office:value="1" calcext:value-type="float">
            <text:p>1</text:p>
          </table:table-cell>
          <table:table-cell table:formula="of:=[.B6]*SIN(-[.$K$6])+[.D6]*COS(-[.$K$6])" office:value-type="float" office:value="1.4142135623731" calcext:value-type="float">
            <text:p>1.4142135624</text:p>
          </table:table-cell>
          <table:table-cell table:formula="of:=[.B9]" office:value-type="float" office:value="0" calcext:value-type="float">
            <text:p>0</text:p>
          </table:table-cell>
          <table:table-cell table:formula="of:=[.D9]" office:value-type="float" office:value="1.4142135623731" calcext:value-type="float">
            <text:p>1.4142135624</text:p>
          </table:table-cell>
          <table:table-cell table:formula="of:=-[.C9]" office:value-type="float" office:value="-1" calcext:value-type="float">
            <text:p>-1</text:p>
          </table:table-cell>
          <table:table-cell table:formula="of:=SQRT([.E9]*[.E9]+[.F9]*[.F9]+[.G9]*[.G9])" office:value-type="float" office:value="1.73205080756888" calcext:value-type="float">
            <text:p>1.7320508076</text:p>
          </table:table-cell>
          <table:table-cell table:formula="of:=IF([.E9]&lt;0;IF([.F9]&lt;0;ATAN([.F9]/IF([.E9]&lt;&gt;0;[.E9];0.0000000000001))-PI();ATAN([.F9]/IF([.E9]&lt;&gt;0;[.E9];0.0000000000001))+PI());ATAN([.F9]/IF([.E9]&lt;&gt;0;[.E9];0.0000000000001)))" office:value-type="float" office:value="1.57079632679483" calcext:value-type="float">
            <text:p>1.5707963268</text:p>
          </table:table-cell>
          <table:table-cell table:formula="of:=ACOS([.G9]/IF([.H9]&lt;&gt;0;[.H9];1E-018))" office:value-type="float" office:value="2.18627603546528" calcext:value-type="float">
            <text:p>2.1862760355</text:p>
          </table:table-cell>
          <table:table-cell table:formula="of:=-([.J9]-(PI()/2))" office:value-type="float" office:value="-0.615479708670387" calcext:value-type="float">
            <text:p>-0.6154797087</text:p>
          </table:table-cell>
        </table:table-row>
        <table:table-row table:style-name="ro1">
          <table:table-cell office:value-type="string" calcext:value-type="string">
            <text:p>point_r1</text:p>
          </table:table-cell>
          <table:table-cell table:formula="of:=[.B7]*COS(-[.$K$6])+[.D7]*(-SIN(-[.$K$6]))" office:value-type="float" office:value="1.4142135623731" calcext:value-type="float">
            <text:p>1.4142135624</text:p>
          </table:table-cell>
          <table:table-cell table:formula="of:=[.C7]" office:value-type="float" office:value="1" calcext:value-type="float">
            <text:p>1</text:p>
          </table:table-cell>
          <table:table-cell table:formula="of:=[.B7]*SIN(-[.$K$6])+[.D7]*COS(-[.$K$6])" office:value-type="float" office:value="1.4142135623731" calcext:value-type="float">
            <text:p>1.4142135624</text:p>
          </table:table-cell>
          <table:table-cell table:formula="of:=[.B10]" office:value-type="float" office:value="1.4142135623731" calcext:value-type="float">
            <text:p>1.4142135624</text:p>
          </table:table-cell>
          <table:table-cell table:formula="of:=[.D10]" office:value-type="float" office:value="1.4142135623731" calcext:value-type="float">
            <text:p>1.4142135624</text:p>
          </table:table-cell>
          <table:table-cell table:formula="of:=-[.C10]" office:value-type="float" office:value="-1" calcext:value-type="float">
            <text:p>-1</text:p>
          </table:table-cell>
          <table:table-cell table:formula="of:=SQRT([.E10]*[.E10]+[.F10]*[.F10]+[.G10]*[.G10])" office:value-type="float" office:value="2.23606797749979" calcext:value-type="float">
            <text:p>2.2360679775</text:p>
          </table:table-cell>
          <table:table-cell table:formula="of:=IF([.E10]&lt;0;IF([.F10]&lt;0;ATAN([.F10]/IF([.E10]&lt;&gt;0;[.E10];0.0000000000001))-PI();ATAN([.F10]/IF([.E10]&lt;&gt;0;[.E10];0.0000000000001))+PI());ATAN([.F10]/IF([.E10]&lt;&gt;0;[.E10];0.0000000000001)))" office:value-type="float" office:value="0.785398163397448" calcext:value-type="float">
            <text:p>0.7853981634</text:p>
          </table:table-cell>
          <table:table-cell table:formula="of:=ACOS([.G10]/IF([.H10]&lt;&gt;0;[.H10];1E-018))" office:value-type="float" office:value="2.0344439357957" calcext:value-type="float">
            <text:p>2.0344439358</text:p>
          </table:table-cell>
          <table:table-cell/>
        </table:table-row>
        <table:table-row table:style-name="ro1">
          <table:table-cell office:value-type="string" calcext:value-type="string">
            <text:p>view_r1</text:p>
          </table:table-cell>
          <table:table-cell table:formula="of:=[.B8]*COS(-[.$K$6])+[.D8]*(-SIN(-[.$K$6]))" office:value-type="float" office:value="0.707106781186547" calcext:value-type="float">
            <text:p>0.7071067812</text:p>
          </table:table-cell>
          <table:table-cell table:formula="of:=[.C8]" office:value-type="float" office:value="-1" calcext:value-type="float">
            <text:p>-1</text:p>
          </table:table-cell>
          <table:table-cell table:formula="of:=[.B8]*SIN(-[.$K$6])+[.D8]*COS(-[.$K$6])" office:value-type="float" office:value="0.707106781186548" calcext:value-type="float">
            <text:p>0.7071067812</text:p>
          </table:table-cell>
          <table:table-cell table:formula="of:=[.B11]" office:value-type="float" office:value="0.707106781186547" calcext:value-type="float">
            <text:p>0.7071067812</text:p>
          </table:table-cell>
          <table:table-cell table:formula="of:=[.D11]" office:value-type="float" office:value="0.707106781186548" calcext:value-type="float">
            <text:p>0.7071067812</text:p>
          </table:table-cell>
          <table:table-cell table:formula="of:=-[.C11]" office:value-type="float" office:value="1" calcext:value-type="float">
            <text:p>1</text:p>
          </table:table-cell>
          <table:table-cell table:formula="of:=SQRT([.E11]*[.E11]+[.F11]*[.F11]+[.G11]*[.G11])" office:value-type="float" office:value="1.4142135623731" calcext:value-type="float">
            <text:p>1.4142135624</text:p>
          </table:table-cell>
          <table:table-cell table:formula="of:=IF([.E11]&lt;0;IF([.F11]&lt;0;ATAN([.F11]/IF([.E11]&lt;&gt;0;[.E11];0.0000000000001))-PI();ATAN([.F11]/IF([.E11]&lt;&gt;0;[.E11];0.0000000000001))+PI());ATAN([.F11]/IF([.E11]&lt;&gt;0;[.E11];0.0000000000001)))" office:value-type="float" office:value="0.785398163397448" calcext:value-type="float">
            <text:p>0.7853981634</text:p>
          </table:table-cell>
          <table:table-cell table:formula="of:=ACOS([.G11]/IF([.H11]&lt;&gt;0;[.H11];1E-018))" office:value-type="float" office:value="0.785398163397448" calcext:value-type="float">
            <text:p>0.7853981634</text:p>
          </table:table-cell>
          <table:table-cell/>
        </table:table-row>
        <table:table-row table:style-name="ro1">
          <table:table-cell office:value-type="string" calcext:value-type="string">
            <text:p>view_dir</text:p>
          </table:table-cell>
          <table:table-cell table:formula="of:=[.B9]" office:value-type="float" office:value="0" calcext:value-type="float">
            <text:p>0</text:p>
          </table:table-cell>
          <table:table-cell table:formula="of:=[.C9]*COS([.$K$9])+[.D9]*SIN([.$K$9])" office:value-type="float" office:value="0" calcext:value-type="float">
            <text:p>0</text:p>
          </table:table-cell>
          <table:table-cell table:formula="of:=[.C9]*(-SIN([.$K$9]))+[.D9]*COS([.$K$9])" office:value-type="float" office:value="1.73205080756888" calcext:value-type="float">
            <text:p>1.7320508076</text:p>
          </table:table-cell>
          <table:table-cell table:formula="of:=[.B12]" office:value-type="float" office:value="0" calcext:value-type="float">
            <text:p>0</text:p>
          </table:table-cell>
          <table:table-cell table:formula="of:=[.D12]" office:value-type="float" office:value="1.73205080756888" calcext:value-type="float">
            <text:p>1.7320508076</text:p>
          </table:table-cell>
          <table:table-cell table:formula="of:=-[.C12]" office:value-type="float" office:value="-0" calcext:value-type="float">
            <text:p>0</text:p>
          </table:table-cell>
          <table:table-cell table:formula="of:=SQRT([.E12]*[.E12]+[.F12]*[.F12]+[.G12]*[.G12])" office:value-type="float" office:value="1.73205080756888" calcext:value-type="float">
            <text:p>1.7320508076</text:p>
          </table:table-cell>
          <table:table-cell table:formula="of:=IF([.E12]&lt;0;IF([.F12]&lt;0;ATAN([.F12]/IF([.E12]&lt;&gt;0;[.E12];0.0000000000001))-PI();ATAN([.F12]/IF([.E12]&lt;&gt;0;[.E12];0.0000000000001))+PI());ATAN([.F12]/IF([.E12]&lt;&gt;0;[.E12];0.0000000000001)))" office:value-type="float" office:value="1.57079632679484" calcext:value-type="float">
            <text:p>1.5707963268</text:p>
          </table:table-cell>
          <table:table-cell table:formula="of:=ACOS([.G12]/IF([.H12]&lt;&gt;0;[.H12];1E-018))" office:value-type="float" office:value="1.5707963267949" calcext:value-type="float">
            <text:p>1.5707963268</text:p>
          </table:table-cell>
          <table:table-cell/>
        </table:table-row>
        <table:table-row table:style-name="ro1">
          <table:table-cell office:value-type="string" calcext:value-type="string">
            <text:p>point_r2</text:p>
          </table:table-cell>
          <table:table-cell table:formula="of:=[.B10]" office:value-type="float" office:value="1.4142135623731" calcext:value-type="float">
            <text:p>1.4142135624</text:p>
          </table:table-cell>
          <table:table-cell table:formula="of:=[.C10]*COS([.$K$9])+[.D10]*SIN([.$K$9])" office:value-type="float" office:value="0" calcext:value-type="float">
            <text:p>0</text:p>
          </table:table-cell>
          <table:table-cell table:formula="of:=[.C10]*(-SIN([.$K$9]))+[.D10]*COS([.$K$9])" office:value-type="float" office:value="1.73205080756888" calcext:value-type="float">
            <text:p>1.7320508076</text:p>
          </table:table-cell>
          <table:table-cell table:formula="of:=[.B13]" office:value-type="float" office:value="1.4142135623731" calcext:value-type="float">
            <text:p>1.4142135624</text:p>
          </table:table-cell>
          <table:table-cell table:formula="of:=[.D13]" office:value-type="float" office:value="1.73205080756888" calcext:value-type="float">
            <text:p>1.7320508076</text:p>
          </table:table-cell>
          <table:table-cell table:formula="of:=-[.C13]" office:value-type="float" office:value="-0" calcext:value-type="float">
            <text:p>0</text:p>
          </table:table-cell>
          <table:table-cell table:formula="of:=SQRT([.E13]*[.E13]+[.F13]*[.F13]+[.G13]*[.G13])" office:value-type="float" office:value="2.23606797749979" calcext:value-type="float">
            <text:p>2.2360679775</text:p>
          </table:table-cell>
          <table:table-cell table:formula="of:=IF([.E13]&lt;0;IF([.F13]&lt;0;ATAN([.F13]/IF([.E13]&lt;&gt;0;[.E13];0.0000000000001))-PI();ATAN([.F13]/IF([.E13]&lt;&gt;0;[.E13];0.0000000000001))+PI());ATAN([.F13]/IF([.E13]&lt;&gt;0;[.E13];0.0000000000001)))" office:value-type="float" office:value="0.886077123792614" calcext:value-type="float">
            <text:p>0.8860771238</text:p>
          </table:table-cell>
          <table:table-cell table:formula="of:=ACOS([.G13]/IF([.H13]&lt;&gt;0;[.H13];1E-018))" office:value-type="float" office:value="1.5707963267949" calcext:value-type="float">
            <text:p>1.5707963268</text:p>
          </table:table-cell>
          <table:table-cell/>
        </table:table-row>
        <table:table-row table:style-name="ro1">
          <table:table-cell office:value-type="string" calcext:value-type="string">
            <text:p>view_r2</text:p>
          </table:table-cell>
          <table:table-cell table:formula="of:=[.B11]" office:value-type="float" office:value="0.707106781186547" calcext:value-type="float">
            <text:p>0.7071067812</text:p>
          </table:table-cell>
          <table:table-cell table:formula="of:=[.C11]*COS([.$K$9])+[.D11]*SIN([.$K$9])" office:value-type="float" office:value="-1.22474487139159" calcext:value-type="float">
            <text:p>-1.2247448714</text:p>
          </table:table-cell>
          <table:table-cell table:formula="of:=[.C11]*(-SIN([.$K$9]))+[.D11]*COS([.$K$9])" office:value-type="float" office:value="0" calcext:value-type="float">
            <text:p>0</text:p>
          </table:table-cell>
          <table:table-cell table:formula="of:=[.B14]" office:value-type="float" office:value="0.707106781186547" calcext:value-type="float">
            <text:p>0.7071067812</text:p>
          </table:table-cell>
          <table:table-cell table:formula="of:=[.D14]" office:value-type="float" office:value="0" calcext:value-type="float">
            <text:p>0</text:p>
          </table:table-cell>
          <table:table-cell table:formula="of:=-[.C14]" office:value-type="float" office:value="1.22474487139159" calcext:value-type="float">
            <text:p>1.2247448714</text:p>
          </table:table-cell>
          <table:table-cell table:formula="of:=SQRT([.E14]*[.E14]+[.F14]*[.F14]+[.G14]*[.G14])" office:value-type="float" office:value="1.4142135623731" calcext:value-type="float">
            <text:p>1.4142135624</text:p>
          </table:table-cell>
          <table:table-cell table:formula="of:=IF([.E14]&lt;0;IF([.F14]&lt;0;ATAN([.F14]/IF([.E14]&lt;&gt;0;[.E14];0.0000000000001))-PI();ATAN([.F14]/IF([.E14]&lt;&gt;0;[.E14];0.0000000000001))+PI());ATAN([.F14]/IF([.E14]&lt;&gt;0;[.E14];0.0000000000001)))" office:value-type="float" office:value="0" calcext:value-type="float">
            <text:p>0</text:p>
          </table:table-cell>
          <table:table-cell table:formula="of:=ACOS([.G14]/IF([.H14]&lt;&gt;0;[.H14];1E-018))" office:value-type="float" office:value="0.523598775598299" calcext:value-type="float">
            <text:p>0.5235987756</text:p>
          </table:table-cell>
          <table:table-cell table:formula="of:=-[.J14]" office:value-type="float" office:value="-0.523598775598299" calcext:value-type="float">
            <text:p>-0.5235987756</text:p>
          </table:table-cell>
        </table:table-row>
        <table:table-row table:style-name="ro1">
          <table:table-cell office:value-type="string" calcext:value-type="string">
            <text:p>view_dir</text:p>
          </table:table-cell>
          <table:table-cell table:formula="of:=[.B12]*COS([.$K$14])+[.C12]*SIN([.$K$14])" office:value-type="float" office:value="0" calcext:value-type="float">
            <text:p>0</text:p>
          </table:table-cell>
          <table:table-cell table:formula="of:=[.B12]*(-SIN([.$K$14]))+[.C12]*COS([.$K$14])" office:value-type="float" office:value="0" calcext:value-type="float">
            <text:p>0</text:p>
          </table:table-cell>
          <table:table-cell table:formula="of:=[.D12]" office:value-type="float" office:value="1.73205080756888" calcext:value-type="float">
            <text:p>1.7320508076</text:p>
          </table:table-cell>
          <table:table-cell table:formula="of:=[.B15]" office:value-type="float" office:value="0" calcext:value-type="float">
            <text:p>0</text:p>
          </table:table-cell>
          <table:table-cell table:formula="of:=[.D15]" office:value-type="float" office:value="1.73205080756888" calcext:value-type="float">
            <text:p>1.7320508076</text:p>
          </table:table-cell>
          <table:table-cell table:formula="of:=-[.C15]" office:value-type="float" office:value="-0" calcext:value-type="float">
            <text:p>0</text:p>
          </table:table-cell>
          <table:table-cell table:formula="of:=SQRT([.E15]*[.E15]+[.F15]*[.F15]+[.G15]*[.G15])" office:value-type="float" office:value="1.73205080756888" calcext:value-type="float">
            <text:p>1.7320508076</text:p>
          </table:table-cell>
          <table:table-cell table:formula="of:=IF([.E15]&lt;0;IF([.F15]&lt;0;ATAN([.F15]/IF([.E15]&lt;&gt;0;[.E15];0.0000000000001))-PI();ATAN([.F15]/IF([.E15]&lt;&gt;0;[.E15];0.0000000000001))+PI());ATAN([.F15]/IF([.E15]&lt;&gt;0;[.E15];0.0000000000001)))" office:value-type="float" office:value="1.57079632679484" calcext:value-type="float">
            <text:p>1.5707963268</text:p>
          </table:table-cell>
          <table:table-cell table:formula="of:=ACOS([.G15]/IF([.H15]&lt;&gt;0;[.H15];1E-018))" office:value-type="float" office:value="1.5707963267949" calcext:value-type="float">
            <text:p>1.5707963268</text:p>
          </table:table-cell>
          <table:table-cell/>
        </table:table-row>
        <table:table-row table:style-name="ro1">
          <table:table-cell office:value-type="string" calcext:value-type="string">
            <text:p>point_r3</text:p>
          </table:table-cell>
          <table:table-cell table:formula="of:=[.B13]*COS([.$K$14])+[.C13]*SIN([.$K$14])" office:value-type="float" office:value="1.22474487139159" calcext:value-type="float">
            <text:p>1.2247448714</text:p>
          </table:table-cell>
          <table:table-cell table:formula="of:=[.B13]*(-SIN([.$K$14]))+[.C13]*COS([.$K$14])" office:value-type="float" office:value="0.707106781186547" calcext:value-type="float">
            <text:p>0.7071067812</text:p>
          </table:table-cell>
          <table:table-cell table:formula="of:=[.D13]" office:value-type="float" office:value="1.73205080756888" calcext:value-type="float">
            <text:p>1.7320508076</text:p>
          </table:table-cell>
          <table:table-cell table:formula="of:=[.B16]" office:value-type="float" office:value="1.22474487139159" calcext:value-type="float">
            <text:p>1.2247448714</text:p>
          </table:table-cell>
          <table:table-cell table:formula="of:=[.D16]" office:value-type="float" office:value="1.73205080756888" calcext:value-type="float">
            <text:p>1.7320508076</text:p>
          </table:table-cell>
          <table:table-cell table:formula="of:=-[.C16]" office:value-type="float" office:value="-0.707106781186547" calcext:value-type="float">
            <text:p>-0.7071067812</text:p>
          </table:table-cell>
          <table:table-cell table:formula="of:=SQRT([.E16]*[.E16]+[.F16]*[.F16]+[.G16]*[.G16])" office:value-type="float" office:value="2.23606797749979" calcext:value-type="float">
            <text:p>2.2360679775</text:p>
          </table:table-cell>
          <table:table-cell table:formula="of:=IF([.E16]&lt;0;IF([.F16]&lt;0;ATAN([.F16]/IF([.E16]&lt;&gt;0;[.E16];0.0000000000001))-PI();ATAN([.F16]/IF([.E16]&lt;&gt;0;[.E16];0.0000000000001))+PI());ATAN([.F16]/IF([.E16]&lt;&gt;0;[.E16];0.0000000000001)))" office:value-type="float" office:value="0.955316618124509" calcext:value-type="float">
            <text:p>0.9553166181</text:p>
          </table:table-cell>
          <table:table-cell table:formula="of:=ACOS([.G16]/IF([.H16]&lt;&gt;0;[.H16];1E-018))" office:value-type="float" office:value="1.89254688119154" calcext:value-type="float">
            <text:p>1.8925468812</text:p>
          </table:table-cell>
          <table:table-cell/>
        </table:table-row>
        <table:table-row table:style-name="ro1">
          <table:table-cell office:value-type="string" calcext:value-type="string">
            <text:p>view_r3</text:p>
          </table:table-cell>
          <table:table-cell table:formula="of:=[.B14]*COS([.$K$14])+[.C14]*SIN([.$K$14])" office:value-type="float" office:value="1.22474487139159" calcext:value-type="float">
            <text:p>1.2247448714</text:p>
          </table:table-cell>
          <table:table-cell table:formula="of:=[.B14]*(-SIN([.$K$14]))+[.C14]*COS([.$K$14])" office:value-type="float" office:value="-0.707106781186548" calcext:value-type="float">
            <text:p>-0.7071067812</text:p>
          </table:table-cell>
          <table:table-cell table:formula="of:=[.D14]" office:value-type="float" office:value="0" calcext:value-type="float">
            <text:p>0</text:p>
          </table:table-cell>
          <table:table-cell table:formula="of:=[.B17]" office:value-type="float" office:value="1.22474487139159" calcext:value-type="float">
            <text:p>1.2247448714</text:p>
          </table:table-cell>
          <table:table-cell table:formula="of:=[.D17]" office:value-type="float" office:value="0" calcext:value-type="float">
            <text:p>0</text:p>
          </table:table-cell>
          <table:table-cell table:formula="of:=-[.C17]" office:value-type="float" office:value="0.707106781186548" calcext:value-type="float">
            <text:p>0.7071067812</text:p>
          </table:table-cell>
          <table:table-cell table:formula="of:=SQRT([.E17]*[.E17]+[.F17]*[.F17]+[.G17]*[.G17])" office:value-type="float" office:value="1.4142135623731" calcext:value-type="float">
            <text:p>1.4142135624</text:p>
          </table:table-cell>
          <table:table-cell table:formula="of:=IF([.E17]&lt;0;IF([.F17]&lt;0;ATAN([.F17]/IF([.E17]&lt;&gt;0;[.E17];0.0000000000001))-PI();ATAN([.F17]/IF([.E17]&lt;&gt;0;[.E17];0.0000000000001))+PI());ATAN([.F17]/IF([.E17]&lt;&gt;0;[.E17];0.0000000000001)))" office:value-type="float" office:value="0" calcext:value-type="float">
            <text:p>0</text:p>
          </table:table-cell>
          <table:table-cell table:formula="of:=ACOS([.G17]/IF([.H17]&lt;&gt;0;[.H17];1E-018))" office:value-type="float" office:value="1.0471975511966" calcext:value-type="float">
            <text:p>1.0471975512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formula="of:=[.B6]*[.B4]+[.C4]*[.C6]+[.D4]*[.D6]" office:value-type="float" office:value="0" calcext:value-type="float">
            <text:p>0</text:p>
          </table:table-cell>
          <table:table-cell table:number-columns-repeated="9"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heta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QRT([.B2]*[.B2]+[.C2]*[.C2]+[.D2]*[.D2])" office:value-type="float" office:value="1.4142135623731" calcext:value-type="float">
            <text:p>1.4142135624</text:p>
          </table:table-cell>
          <table:table-cell table:formula="of:=IF([.B2]&lt;0;IF([.C2]&lt;0;ATAN([.C2]/IF([.B2]&lt;&gt;0;[.B2];0.0000000000001))-PI();ATAN([.C2]/IF([.B2]&lt;&gt;0;[.B2];0.0000000000001))+PI());ATAN([.C2]/IF([.B2]&lt;&gt;0;[.B2];0.0000000000001)))" office:value-type="float" office:value="0" calcext:value-type="float">
            <text:p>0</text:p>
          </table:table-cell>
          <table:table-cell table:formula="of:=ACOS([.D2]/IF([.E2]&lt;&gt;0;[.E2];1E-018))" office:value-type="float" office:value="0.785398163397448" calcext:value-type="float">
            <text:p>0.7853981634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SQRT([.B3]*[.B3]+[.C3]*[.C3]+[.D3]*[.D3])" office:value-type="float" office:value="1.73205080756888" calcext:value-type="float">
            <text:p>1.7320508076</text:p>
          </table:table-cell>
          <table:table-cell table:formula="of:=IF([.B3]&lt;0;IF([.C3]&lt;0;ATAN([.C3]/IF([.B3]&lt;&gt;0;[.B3];0.0000000000001))-PI();ATAN([.C3]/IF([.B3]&lt;&gt;0;[.B3];0.0000000000001))+PI());ATAN([.C3]/IF([.B3]&lt;&gt;0;[.B3];0.0000000000001)))" office:value-type="float" office:value="-0.785398163397448" calcext:value-type="float">
            <text:p>-0.7853981634</text:p>
          </table:table-cell>
          <table:table-cell table:formula="of:=ACOS([.D3]/IF([.E3]&lt;&gt;0;[.E3];1E-018))" office:value-type="float" office:value="2.18627603546528" calcext:value-type="float">
            <text:p>2.1862760355</text:p>
          </table:table-cell>
        </table:table-row>
        <table:table-row table:style-name="ro1">
          <table:table-cell office:value-type="string" calcext:value-type="string">
            <text:p>view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SQRT([.B4]*[.B4]+[.C4]*[.C4]+[.D4]*[.D4])" office:value-type="float" office:value="1.4142135623731" calcext:value-type="float">
            <text:p>1.4142135624</text:p>
          </table:table-cell>
          <table:table-cell table:formula="of:=IF([.B4]&lt;0;IF([.C4]&lt;0;ATAN([.C4]/IF([.B4]&lt;&gt;0;[.B4];0.0000000000001))-PI();ATAN([.C4]/IF([.B4]&lt;&gt;0;[.B4];0.0000000000001))+PI());ATAN([.C4]/IF([.B4]&lt;&gt;0;[.B4];0.0000000000001)))" office:value-type="float" office:value="-1.5707963267948" calcext:value-type="float">
            <text:p>-1.5707963268</text:p>
          </table:table-cell>
          <table:table-cell table:formula="of:=ACOS([.D4]/IF([.E4]&lt;&gt;0;[.E4];1E-018))" office:value-type="float" office:value="0.785398163397448" calcext:value-type="float">
            <text:p>0.7853981634</text:p>
          </table:table-cell>
        </table:table-row>
        <table:table-row table:style-name="ro1">
          <table:table-cell office:value-type="string" calcext:value-type="string">
            <text:p>focal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B5]*[.B5]+[.C5]*[.C5]+[.D5]*[.D5])" office:value-type="float" office:value="0" calcext:value-type="float">
            <text:p>0</text:p>
          </table:table-cell>
          <table:table-cell table:formula="of:=IF([.B5]&lt;0;IF([.C5]&lt;0;ATAN([.C5]/IF([.B5]&lt;&gt;0;[.B5];0.0000000000001))-PI();ATAN([.C5]/IF([.B5]&lt;&gt;0;[.B5];0.0000000000001))+PI());ATAN([.C5]/IF([.B5]&lt;&gt;0;[.B5];0.0000000000001)))" office:value-type="float" office:value="0" calcext:value-type="float">
            <text:p>0</text:p>
          </table:table-cell>
          <table:table-cell table:formula="of:=ACOS([.D5]/IF([.E5]&lt;&gt;0;[.E5];1E-018))" office:value-type="float" office:value="1.5707963267949" calcext:value-type="float">
            <text:p>1.5707963268</text:p>
          </table:table-cell>
        </table:table-row>
        <table:table-row table:style-name="ro1">
          <table:table-cell office:value-type="string" calcext:value-type="string">
            <text:p>view_dir</text:p>
          </table:table-cell>
          <table:table-cell table:formula="of:=[.B5]-[.B3]" office:value-type="float" office:value="-1" calcext:value-type="float">
            <text:p>-1</text:p>
          </table:table-cell>
          <table:table-cell table:formula="of:=[.C5]-[.C3]" office:value-type="float" office:value="1" calcext:value-type="float">
            <text:p>1</text:p>
          </table:table-cell>
          <table:table-cell table:formula="of:=[.D5]-[.D3]" office:value-type="float" office:value="1" calcext:value-type="float">
            <text:p>1</text:p>
          </table:table-cell>
          <table:table-cell table:formula="of:=SQRT([.B6]*[.B6]+[.C6]*[.C6]+[.D6]*[.D6])" office:value-type="float" office:value="1.73205080756888" calcext:value-type="float">
            <text:p>1.7320508076</text:p>
          </table:table-cell>
          <table:table-cell table:formula="of:=IF([.B6]&lt;0;IF([.C6]&lt;0;ATAN([.C6]/IF([.B6]&lt;&gt;0;[.B6];0.0000000000001))-PI();ATAN([.C6]/IF([.B6]&lt;&gt;0;[.B6];0.0000000000001))+PI());ATAN([.C6]/IF([.B6]&lt;&gt;0;[.B6];0.0000000000001)))" office:value-type="float" office:value="2.35619449019234" calcext:value-type="float">
            <text:p>2.3561944902</text:p>
          </table:table-cell>
          <table:table-cell table:formula="of:=ACOS([.D6]/IF([.E6]&lt;&gt;0;[.E6];1E-018))" office:value-type="float" office:value="0.955316618124509" calcext:value-type="float">
            <text:p>0.9553166181</text:p>
          </table:table-cell>
        </table:table-row>
        <table:table-row table:style-name="ro1">
          <table:table-cell office:value-type="string" calcext:value-type="string">
            <text:p>view_dir_u</text:p>
          </table:table-cell>
          <table:table-cell table:formula="of:=[.B6]/[.$E6]" office:value-type="float" office:value="-0.577350269189626" calcext:value-type="float">
            <text:p>-0.5773502692</text:p>
          </table:table-cell>
          <table:table-cell table:formula="of:=[.C6]/[.$E6]" office:value-type="float" office:value="0.577350269189626" calcext:value-type="float">
            <text:p>0.5773502692</text:p>
          </table:table-cell>
          <table:table-cell table:formula="of:=[.D6]/[.$E6]" office:value-type="float" office:value="0.577350269189626" calcext:value-type="float">
            <text:p>0.5773502692</text:p>
          </table:table-cell>
          <table:table-cell table:formula="of:=SQRT([.B7]*[.B7]+[.C7]*[.C7]+[.D7]*[.D7])" office:value-type="float" office:value="1" calcext:value-type="float">
            <text:p>1</text:p>
          </table:table-cell>
          <table:table-cell table:formula="of:=IF([.B7]&lt;0;IF([.C7]&lt;0;ATAN([.C7]/IF([.B7]&lt;&gt;0;[.B7];0.0000000000001))-PI();ATAN([.C7]/IF([.B7]&lt;&gt;0;[.B7];0.0000000000001))+PI());ATAN([.C7]/IF([.B7]&lt;&gt;0;[.B7];0.0000000000001)))" office:value-type="float" office:value="2.35619449019234" calcext:value-type="float">
            <text:p>2.3561944902</text:p>
          </table:table-cell>
          <table:table-cell table:formula="of:=ACOS([.D7]/IF([.E7]&lt;&gt;0;[.E7];1E-018))" office:value-type="float" office:value="0.955316618124509" calcext:value-type="float">
            <text:p>0.9553166181</text:p>
          </table:table-cell>
        </table:table-row>
        <table:table-row table:style-name="ro1">
          <table:table-cell/>
          <table:table-cell office:value-type="float" office:value="642.2670743" calcext:value-type="float">
            <text:p>642.26707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ne_origin</text:p>
          </table:table-cell>
          <table:table-cell table:formula="of:=[.B7]*[.$B8]" office:value-type="float" office:value="-370.813068238738" calcext:value-type="float">
            <text:p>-370.8130682387</text:p>
          </table:table-cell>
          <table:table-cell table:formula="of:=[.C7]*[.$B8]" office:value-type="float" office:value="370.813068238738" calcext:value-type="float">
            <text:p>370.8130682387</text:p>
          </table:table-cell>
          <table:table-cell table:formula="of:=[.D7]*[.$B8]" office:value-type="float" office:value="370.813068238738" calcext:value-type="float">
            <text:p>370.8130682387</text:p>
          </table:table-cell>
          <table:table-cell table:formula="of:=SQRT([.B9]*[.B9]+[.C9]*[.C9]+[.D9]*[.D9])" office:value-type="float" office:value="642.2670743" calcext:value-type="float">
            <text:p>642.2670743</text:p>
          </table:table-cell>
          <table:table-cell table:formula="of:=IF([.B9]&lt;0;IF([.C9]&lt;0;ATAN([.C9]/IF([.B9]&lt;&gt;0;[.B9];0.0000000000001))-PI();ATAN([.C9]/IF([.B9]&lt;&gt;0;[.B9];0.0000000000001))+PI());ATAN([.C9]/IF([.B9]&lt;&gt;0;[.B9];0.0000000000001)))" office:value-type="float" office:value="2.35619449019234" calcext:value-type="float">
            <text:p>2.3561944902</text:p>
          </table:table-cell>
          <table:table-cell table:formula="of:=ACOS([.D9]/IF([.E9]&lt;&gt;0;[.E9];1E-018))" office:value-type="float" office:value="0.955316618124509" calcext:value-type="float">
            <text:p>0.9553166181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/00/0000</text:date>, <text:time style:data-style-name="N2" text:time-value="16:47:17.9017539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6:14:32.360084313</meta:creation-date>
    <meta:generator>LibreOffice/5.1.6.2$Linux_X86_64 LibreOffice_project/10m0$Build-2</meta:generator>
    <dc:date>2018-09-26T17:05:37.541860655</dc:date>
    <meta:editing-duration>PT2H14M26S</meta:editing-duration>
    <meta:editing-cycles>10</meta:editing-cycles>
    <meta:document-statistic meta:table-count="3" meta:cell-count="230" meta:object-count="0"/>
  </office:meta>
</office:document-meta>
</file>